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67fa7" officeooo:paragraph-rsid="00167fa7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83cec" officeooo:paragraph-rsid="00183cec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 style:list-style-name="L1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5" style:family="paragraph" style:parent-style-name="Standard" style:list-style-name="L2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6" style:family="paragraph" style:parent-style-name="Standard" style:list-style-name="L3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c38b" officeooo:paragraph-rsid="0019c38b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19c38b" officeooo:paragraph-rsid="0019c38b" style:font-size-asian="13pt" style:font-weight-asian="bold" style:font-name-complex="Helvetica" style:font-size-complex="13pt" style:font-weight-complex="bold"/>
    </style:style>
    <style:style style:name="P19" style:family="paragraph" style:parent-style-name="Heading_20_4">
      <style:text-properties officeooo:paragraph-rsid="0013afab"/>
    </style:style>
    <style:style style:name="P20" style:family="paragraph" style:parent-style-name="Heading_20_4">
      <style:text-properties style:font-name="Helvetica" style:font-name-complex="Helvetica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3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24" style:family="paragraph" style:parent-style-name="Heading_20_1">
      <style:text-properties fo:font-weight="bold" style:font-weight-asian="bold"/>
    </style:style>
    <style:style style:name="P25" style:family="paragraph" style:parent-style-name="Heading_20_1">
      <style:paragraph-properties style:snap-to-layout-grid="false"/>
      <style:text-properties fo:font-weight="bold" style:font-weight-asian="bold"/>
    </style:style>
    <style:style style:name="P26" style:family="paragraph" style:parent-style-name="Heading_20_1">
      <style:text-properties style:font-name="Helvetica" style:font-name-complex="Helvetica"/>
    </style:style>
    <style:style style:name="P27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14f9ed"/>
    </style:style>
    <style:style style:name="T2" style:family="text">
      <style:text-properties officeooo:rsid="00167fa7"/>
    </style:style>
    <style:style style:name="T3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3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5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4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5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7</text:span>.10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700093972392049625" text:style-name="L1">
              <text:list-item>
                <text:p text:style-name="P14">Databank Schema</text:p>
              </text:list-item>
              <text:list-item>
                <text:p text:style-name="P14">Class Diagramm</text:p>
              </text:list-item>
              <text:list-item>
                <text:p text:style-name="P14">Design Documen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910693618617817146" text:style-name="L2">
              <text:list-item>
                <text:p text:style-name="P15">Communication and Missunderstanding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19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2942941820892744845" text:style-name="L3">
              <text:list-item>
                <text:p text:style-name="P16">Starting <text:span text:style-name="T2">Implementaion Parser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0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6" text:outline-level="1">Monday</text:h>
          </table:table-cell>
          <table:table-cell table:style-name="Table4.A2" office:value-type="string">
            <text:p text:style-name="P12">5</text:p>
          </table:table-cell>
          <table:table-cell table:style-name="Table4.A2" office:value-type="string">
            <text:p text:style-name="P12">Class Diagram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7">8</text:p>
          </table:table-cell>
          <table:table-cell table:style-name="Table4.A2" office:value-type="string">
            <text:p text:style-name="P12">Database Design and Class Diagram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1">12</text:p>
          </table:table-cell>
          <table:table-cell table:style-name="Table4.A2" office:value-type="string">
            <text:p text:style-name="P12">Final work at Design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7">5</text:p>
          </table:table-cell>
          <table:table-cell table:style-name="Table4.A2" office:value-type="string">
            <text:p text:style-name="P17">Course, Problem Discussion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7">7</text:p>
          </table:table-cell>
          <table:table-cell table:style-name="Table4.A2" office:value-type="string">
            <text:p text:style-name="P17">Create new System Disign Diagramm, Korrekting Req &amp; Design Doc.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7">1</text:p>
          </table:table-cell>
          <table:table-cell table:style-name="Table4.A10" office:value-type="string">
            <text:p text:style-name="P17">Week_Rep + Prep for next 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8">40</text:p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1T01:28:50.298777972</dc:date>
    <meta:print-date>1998-10-09T11:53:00</meta:print-date>
    <meta:editing-cycles>15</meta:editing-cycles>
    <meta:editing-duration>PT16M</meta:editing-duration>
    <meta:generator>LibreOffice/4.1.3.2$Linux_X86_64 LibreOffice_project/410m0$Build-2</meta:generator>
    <meta:document-statistic meta:table-count="4" meta:image-count="3" meta:object-count="0" meta:page-count="2" meta:paragraph-count="46" meta:word-count="94" meta:character-count="551" meta:non-whitespace-character-count="508"/>
  </office:meta>
</office:document-meta>
</file>